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etokohdekuvaus-Asukas" style:family="table">
      <style:table-properties style:width="5.3438in" fo:margin-left="0in" table:align="left" style:may-break-between-rows="false"/>
    </style:style>
    <style:style style:name="Tietokohdekuvaus-Asukas.A" style:family="table-column">
      <style:table-column-properties style:column-width="1.625in"/>
    </style:style>
    <style:style style:name="Tietokohdekuvaus-Asukas.B" style:family="table-column">
      <style:table-column-properties style:column-width="2.4375in"/>
    </style:style>
    <style:style style:name="Tietokohdekuvaus-Asukas.C" style:family="table-column">
      <style:table-column-properties style:column-width="1.2813in"/>
    </style:style>
    <style:style style:name="Tietokohdekuvaus-Asukas.A1" style:family="table-cell">
      <style:table-cell-properties fo:padding="0.0382in" fo:border-left="0.05pt solid #000000" fo:border-right="none" fo:border-top="0.05pt solid #000000" fo:border-bottom="0.05pt solid #000000"/>
    </style:style>
    <style:style style:name="Tietokohdekuvaus-Asukas.C1" style:family="table-cell">
      <style:table-cell-properties fo:padding="0.0382in" fo:border="0.05pt solid #000000"/>
    </style:style>
    <style:style style:name="Tietokohdekuvaus-Asukas.A2" style:family="table-cell">
      <style:table-cell-properties fo:padding="0.0382in" fo:border-left="0.05pt solid #000000" fo:border-right="none" fo:border-top="none" fo:border-bottom="0.05pt solid #000000"/>
    </style:style>
    <style:style style:name="Tietokohdekuvaus-Asukas.C2" style:family="table-cell">
      <style:table-cell-properties fo:padding="0.0382in" fo:border-left="0.05pt solid #000000" fo:border-right="0.05pt solid #000000" fo:border-top="none" fo:border-bottom="0.05pt solid #000000"/>
    </style:style>
    <style:style style:name="Tietokohde" style:family="table">
      <style:table-properties style:width="4.875in" table:align="margins" style:may-break-between-rows="false"/>
    </style:style>
    <style:style style:name="Tietokohde.A" style:family="table-column">
      <style:table-column-properties style:column-width="1.625in" style:rel-column-width="21845*"/>
    </style:style>
    <style:style style:name="Tietokohde.A1" style:family="table-cell">
      <style:table-cell-properties fo:padding="0.0382in" fo:border-left="0.05pt solid #000000" fo:border-right="none" fo:border-top="0.05pt solid #000000" fo:border-bottom="0.05pt solid #000000"/>
    </style:style>
    <style:style style:name="Tietokohde.C1" style:family="table-cell">
      <style:table-cell-properties fo:padding="0.0382in" fo:border="0.05pt solid #000000"/>
    </style:style>
    <style:style style:name="Tietokohde.A2" style:family="table-cell">
      <style:table-cell-properties fo:padding="0.0382in" fo:border-left="0.05pt solid #000000" fo:border-right="none" fo:border-top="none" fo:border-bottom="0.05pt solid #000000"/>
    </style:style>
    <style:style style:name="Tietokohde.C2" style:family="table-cell">
      <style:table-cell-properties fo:padding="0.0382in" fo:border-left="0.05pt solid #000000" fo:border-right="0.05pt solid #000000" fo:border-top="none" fo:border-bottom="0.05pt solid #000000"/>
    </style:style>
    <style:style style:name="Varaus" style:family="table">
      <style:table-properties style:width="4.875in" table:align="margins"/>
    </style:style>
    <style:style style:name="Varaus.A" style:family="table-column">
      <style:table-column-properties style:column-width="1.625in" style:rel-column-width="21845*"/>
    </style:style>
    <style:style style:name="Varaus.A1" style:family="table-cell">
      <style:table-cell-properties fo:padding="0.0382in" fo:border-left="0.05pt solid #000000" fo:border-right="none" fo:border-top="0.05pt solid #000000" fo:border-bottom="0.05pt solid #000000"/>
    </style:style>
    <style:style style:name="Varaus.C1" style:family="table-cell">
      <style:table-cell-properties fo:padding="0.0382in" fo:border="0.05pt solid #000000"/>
    </style:style>
    <style:style style:name="Varaus.A2" style:family="table-cell">
      <style:table-cell-properties fo:padding="0.0382in" fo:border-left="0.05pt solid #000000" fo:border-right="none" fo:border-top="none" fo:border-bottom="0.05pt solid #000000"/>
    </style:style>
    <style:style style:name="Varaus.C2" style:family="table-cell">
      <style:table-cell-properties fo:padding="0.0382in" fo:border-left="0.05pt solid #000000" fo:border-right="0.05pt solid #000000" fo:border-top="none" fo:border-bottom="0.05pt solid #000000"/>
    </style:style>
    <style:style style:name="Lasku" style:family="table">
      <style:table-properties style:width="4.875in" table:align="margins" style:shadow="none" style:may-break-between-rows="false"/>
    </style:style>
    <style:style style:name="Lasku.A" style:family="table-column">
      <style:table-column-properties style:column-width="1.625in" style:rel-column-width="21845*"/>
    </style:style>
    <style:style style:name="Lasku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Lasku.B1" style:family="table-cell">
      <style:table-cell-properties fo:padding="0.0382in" fo:border-left="0.05pt solid #000000" fo:border-right="none" fo:border-top="0.05pt solid #000000" fo:border-bottom="0.05pt solid #000000"/>
    </style:style>
    <style:style style:name="Lasku.C1" style:family="table-cell">
      <style:table-cell-properties fo:padding="0.0382in" fo:border="0.05pt solid #000000"/>
    </style:style>
    <style:style style:name="Lasku.A2" style:family="table-cell">
      <style:table-cell-properties fo:padding="0.0382in" fo:border-left="0.05pt solid #000000" fo:border-right="none" fo:border-top="none" fo:border-bottom="0.05pt solid #000000"/>
    </style:style>
    <style:style style:name="Lasku.B2" style:family="table-cell">
      <style:table-cell-properties fo:padding="0.0382in" fo:border-left="0.05pt solid #000000" fo:border-right="none" fo:border-top="none" fo:border-bottom="0.05pt solid #000000"/>
    </style:style>
    <style:style style:name="Lasku.C2" style:family="table-cell">
      <style:table-cell-properties fo:padding="0.0382in" fo:border-left="0.05pt solid #000000" fo:border-right="0.05pt solid #000000" fo:border-top="none" fo:border-bottom="0.05pt solid #000000"/>
    </style:style>
    <style:style style:name="Lasku.A3" style:family="table-cell">
      <style:table-cell-properties fo:padding="0.0382in" fo:border-left="0.05pt solid #000000" fo:border-right="none" fo:border-top="none" fo:border-bottom="0.05pt solid #000000"/>
    </style:style>
    <style:style style:name="Lasku.B3" style:family="table-cell">
      <style:table-cell-properties fo:padding="0.0382in" fo:border-left="0.05pt solid #000000" fo:border-right="none" fo:border-top="none" fo:border-bottom="0.05pt solid #000000"/>
    </style:style>
    <style:style style:name="Lasku.C3" style:family="table-cell">
      <style:table-cell-properties fo:padding="0.0382in" fo:border-left="0.05pt solid #000000" fo:border-right="0.05pt solid #000000" fo:border-top="none" fo:border-bottom="0.05pt solid #000000"/>
    </style:style>
    <style:style style:name="Lasku.A4" style:family="table-cell">
      <style:table-cell-properties fo:padding="0.0382in" fo:border-left="0.05pt solid #000000" fo:border-right="none" fo:border-top="none" fo:border-bottom="0.05pt solid #000000"/>
    </style:style>
    <style:style style:name="Lasku.B4" style:family="table-cell">
      <style:table-cell-properties fo:padding="0.0382in" fo:border-left="0.05pt solid #000000" fo:border-right="none" fo:border-top="none" fo:border-bottom="0.05pt solid #000000"/>
    </style:style>
    <style:style style:name="Lasku.C4" style:family="table-cell">
      <style:table-cell-properties fo:padding="0.0382in" fo:border-left="0.05pt solid #000000" fo:border-right="0.05pt solid #000000" fo:border-top="none" fo:border-bottom="0.05pt solid #000000"/>
    </style:style>
    <style:style style:name="Lasku.A5" style:family="table-cell">
      <style:table-cell-properties fo:padding="0.0382in" fo:border-left="0.05pt solid #000000" fo:border-right="none" fo:border-top="none" fo:border-bottom="0.05pt solid #000000"/>
    </style:style>
    <style:style style:name="Lasku.B5" style:family="table-cell">
      <style:table-cell-properties fo:padding="0.0382in" fo:border-left="0.05pt solid #000000" fo:border-right="none" fo:border-top="none" fo:border-bottom="0.05pt solid #000000"/>
    </style:style>
    <style:style style:name="Lasku.C5" style:family="table-cell">
      <style:table-cell-properties fo:padding="0.0382in" fo:border-left="0.05pt solid #000000" fo:border-right="0.05pt solid #000000" fo:border-top="none" fo:border-bottom="0.05pt solid #000000"/>
    </style:style>
    <style:style style:name="Maksutavoite" style:family="table">
      <style:table-properties style:width="4.875in" table:align="margins" style:may-break-between-rows="false"/>
    </style:style>
    <style:style style:name="Maksutavoite.A" style:family="table-column">
      <style:table-column-properties style:column-width="1.625in" style:rel-column-width="21845*"/>
    </style:style>
    <style:style style:name="Maksutavoite.A1" style:family="table-cell">
      <style:table-cell-properties fo:padding="0.0382in" fo:border-left="0.05pt solid #000000" fo:border-right="none" fo:border-top="0.05pt solid #000000" fo:border-bottom="0.05pt solid #000000"/>
    </style:style>
    <style:style style:name="Maksutavoite.C1" style:family="table-cell">
      <style:table-cell-properties fo:padding="0.0382in" fo:border="0.05pt solid #000000"/>
    </style:style>
    <style:style style:name="Maksutavoite.A2" style:family="table-cell">
      <style:table-cell-properties fo:padding="0.0382in" fo:border-left="0.05pt solid #000000" fo:border-right="none" fo:border-top="none" fo:border-bottom="0.05pt solid #000000"/>
    </style:style>
    <style:style style:name="Maksutavoite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875in" table:align="margins"/>
    </style:style>
    <style:style style:name="Table1.A" style:family="table-column">
      <style:table-column-properties style:column-width="1.625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0.5209in" fo:margin-right="0.3543in" fo:text-indent="0in" style:auto-text-indent="false"/>
      <style:text-properties officeooo:rsid="00053d0c" officeooo:paragraph-rsid="00053d0c"/>
    </style:style>
    <style:style style:name="P2" style:family="paragraph" style:parent-style-name="Standard">
      <style:paragraph-properties fo:margin-left="-0.5209in" fo:margin-right="0.3543in" fo:text-indent="0in" style:auto-text-indent="false"/>
      <style:text-properties officeooo:rsid="00053d0c" officeooo:paragraph-rsid="00053d0c"/>
    </style:style>
    <style:style style:name="P3" style:family="paragraph" style:parent-style-name="Standard">
      <style:paragraph-properties fo:margin-left="-0.5209in" fo:margin-right="0.3543in" fo:text-indent="0in" style:auto-text-indent="false"/>
      <style:text-properties officeooo:rsid="00078606" officeooo:paragraph-rsid="00078606"/>
    </style:style>
    <style:style style:name="P4" style:family="paragraph" style:parent-style-name="Standard" style:master-page-name="">
      <style:paragraph-properties fo:margin-left="-0.5209in" fo:margin-right="0.3543in" fo:text-indent="0in" style:auto-text-indent="false" style:page-number="auto"/>
      <style:text-properties officeooo:rsid="000d79b9" officeooo:paragraph-rsid="000d79b9"/>
    </style:style>
    <style:style style:name="P5" style:family="paragraph" style:parent-style-name="Standard" style:master-page-name="">
      <style:paragraph-properties fo:margin-left="0.0102in" fo:margin-right="0.3543in" fo:text-indent="0in" style:auto-text-indent="false" style:page-number="auto"/>
      <style:text-properties officeooo:rsid="00078606" officeooo:paragraph-rsid="00078606"/>
    </style:style>
    <style:style style:name="P6" style:family="paragraph" style:parent-style-name="Standard">
      <style:paragraph-properties fo:margin-left="0.0102in" fo:margin-right="0.3543in" fo:text-indent="0in" style:auto-text-indent="false"/>
      <style:text-properties officeooo:rsid="000be2bb" officeooo:paragraph-rsid="000be2bb"/>
    </style:style>
    <style:style style:name="P7" style:family="paragraph" style:parent-style-name="Table_20_Contents">
      <style:text-properties officeooo:rsid="00078606" officeooo:paragraph-rsid="00078606"/>
    </style:style>
    <style:style style:name="P8" style:family="paragraph" style:parent-style-name="Table_20_Contents">
      <style:text-properties officeooo:rsid="0008046d" officeooo:paragraph-rsid="0008046d"/>
    </style:style>
    <style:style style:name="P9" style:family="paragraph" style:parent-style-name="Table_20_Contents">
      <style:text-properties officeooo:rsid="0009abf2" officeooo:paragraph-rsid="0009abf2"/>
    </style:style>
    <style:style style:name="P10" style:family="paragraph" style:parent-style-name="Table_20_Contents">
      <style:text-properties officeooo:rsid="0009d3ee" officeooo:paragraph-rsid="0009d3ee"/>
    </style:style>
    <style:style style:name="P11" style:family="paragraph" style:parent-style-name="Table_20_Contents">
      <style:text-properties officeooo:rsid="0009f8c5" officeooo:paragraph-rsid="0009f8c5"/>
    </style:style>
    <style:style style:name="P12" style:family="paragraph" style:parent-style-name="Table_20_Contents">
      <style:text-properties officeooo:rsid="000be2bb" officeooo:paragraph-rsid="000be2bb"/>
    </style:style>
    <style:style style:name="P13" style:family="paragraph" style:parent-style-name="Table_20_Contents">
      <style:text-properties officeooo:rsid="000ce43f" officeooo:paragraph-rsid="000ce43f"/>
    </style:style>
    <style:style style:name="T1" style:family="text">
      <style:text-properties officeooo:rsid="0009f8c5"/>
    </style:style>
    <style:style style:name="T2" style:family="text">
      <style:text-properties officeooo:rsid="000be2bb"/>
    </style:style>
    <style:style style:name="T3" style:family="text">
      <style:text-properties officeooo:rsid="000ce4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etokohdekuvaukset</text:p>
      <text:p text:style-name="P1"/>
      <text:p text:style-name="P1"/>
      <text:p text:style-name="P1"/>
      <text:p text:style-name="P3">Tietokohdekuvaus - Asukas</text:p>
      <table:table table:name="Tietokohdekuvaus-Asukas" table:style-name="Tietokohdekuvaus-Asukas">
        <table:table-column table:style-name="Tietokohdekuvaus-Asukas.A"/>
        <table:table-column table:style-name="Tietokohdekuvaus-Asukas.B"/>
        <table:table-column table:style-name="Tietokohdekuvaus-Asukas.C"/>
        <table:table-row>
          <table:table-cell table:style-name="Tietokohdekuvaus-Asukas.A1" office:value-type="string">
            <text:p text:style-name="P7">Attribuutti</text:p>
          </table:table-cell>
          <table:table-cell table:style-name="Tietokohdekuvaus-Asukas.A1" office:value-type="string">
            <text:p text:style-name="P7">Arvojoukko </text:p>
          </table:table-cell>
          <table:table-cell table:style-name="Tietokohdekuvaus-Asukas.C1" office:value-type="string">
            <text:p text:style-name="P7">Kuvailu</text:p>
          </table:table-cell>
        </table:table-row>
        <table:table-row>
          <table:table-cell table:style-name="Tietokohdekuvaus-Asukas.A2" office:value-type="string">
            <text:p text:style-name="P7">Id</text:p>
          </table:table-cell>
          <table:table-cell table:style-name="Tietokohdekuvaus-Asukas.A2" office:value-type="string">
            <text:p text:style-name="P8">Merkkijono, 10 merkkiä</text:p>
          </table:table-cell>
          <table:table-cell table:style-name="Tietokohdekuvaus-Asukas.C2" office:value-type="string">
            <text:p text:style-name="P8">Yksilöi asukkaan </text:p>
          </table:table-cell>
        </table:table-row>
        <table:table-row>
          <table:table-cell table:style-name="Tietokohdekuvaus-Asukas.A2" office:value-type="string">
            <text:p text:style-name="P8">Taloyhtiö</text:p>
          </table:table-cell>
          <table:table-cell table:style-name="Tietokohdekuvaus-Asukas.A2" office:value-type="string">
            <text:p text:style-name="P8">Merkkijono, max 60 merkkiä</text:p>
          </table:table-cell>
          <table:table-cell table:style-name="Tietokohdekuvaus-Asukas.C2" office:value-type="string">
            <text:p text:style-name="P8">Taloyhtiön nimi</text:p>
          </table:table-cell>
        </table:table-row>
        <table:table-row>
          <table:table-cell table:style-name="Tietokohdekuvaus-Asukas.A2" office:value-type="string">
            <text:p text:style-name="P8">Asunto</text:p>
          </table:table-cell>
          <table:table-cell table:style-name="Tietokohdekuvaus-Asukas.A2" office:value-type="string">
            <text:p text:style-name="P8">Merkkijono, max 6</text:p>
          </table:table-cell>
          <table:table-cell table:style-name="Tietokohdekuvaus-Asukas.C2" office:value-type="string">
            <text:p text:style-name="Table_20_Contents"/>
          </table:table-cell>
        </table:table-row>
        <table:table-row>
          <table:table-cell table:style-name="Tietokohdekuvaus-Asukas.A2" office:value-type="string">
            <text:p text:style-name="P8">kertavaraukset</text:p>
          </table:table-cell>
          <table:table-cell table:style-name="Tietokohdekuvaus-Asukas.A2" office:value-type="string">
            <text:p text:style-name="Table_20_Contents"/>
          </table:table-cell>
          <table:table-cell table:style-name="Tietokohdekuvaus-Asukas.C2" office:value-type="string">
            <text:p text:style-name="Table_20_Contents"/>
          </table:table-cell>
        </table:table-row>
        <table:table-row>
          <table:table-cell table:style-name="Tietokohdekuvaus-Asukas.A2" office:value-type="string">
            <text:p text:style-name="P8">pysyväisvaraukset</text:p>
          </table:table-cell>
          <table:table-cell table:style-name="Tietokohdekuvaus-Asukas.A2" office:value-type="string">
            <text:p text:style-name="Table_20_Contents"/>
          </table:table-cell>
          <table:table-cell table:style-name="Tietokohdekuvaus-Asukas.C2" office:value-type="string">
            <text:p text:style-name="Table_20_Contents"/>
          </table:table-cell>
        </table:table-row>
        <table:table-row>
          <table:table-cell table:style-name="Tietokohdekuvaus-Asukas.A2" office:value-type="string">
            <text:p text:style-name="P8"/>
          </table:table-cell>
          <table:table-cell table:style-name="Tietokohdekuvaus-Asukas.A2" office:value-type="string">
            <text:p text:style-name="Table_20_Contents"/>
          </table:table-cell>
          <table:table-cell table:style-name="Tietokohdekuvaus-Asukas.C2" office:value-type="string">
            <text:p text:style-name="Table_20_Contents"/>
          </table:table-cell>
        </table:table-row>
        <table:table-row>
          <table:table-cell table:style-name="Tietokohdekuvaus-Asukas.A2" office:value-type="string">
            <text:p text:style-name="P8"/>
          </table:table-cell>
          <table:table-cell table:style-name="Tietokohdekuvaus-Asukas.A2" office:value-type="string">
            <text:p text:style-name="Table_20_Contents"/>
          </table:table-cell>
          <table:table-cell table:style-name="Tietokohdekuvaus-Asukas.C2" office:value-type="string">
            <text:p text:style-name="Table_20_Contents"/>
          </table:table-cell>
        </table:table-row>
        <table:table-row>
          <table:table-cell table:style-name="Tietokohdekuvaus-Asukas.A2" office:value-type="string">
            <text:p text:style-name="P8"/>
          </table:table-cell>
          <table:table-cell table:style-name="Tietokohdekuvaus-Asukas.A2" office:value-type="string">
            <text:p text:style-name="Table_20_Contents"/>
          </table:table-cell>
          <table:table-cell table:style-name="Tietokohdekuvaus-Asukas.C2" office:value-type="string">
            <text:p text:style-name="Table_20_Contents"/>
          </table:table-cell>
        </table:table-row>
        <table:table-row>
          <table:table-cell table:style-name="Tietokohdekuvaus-Asukas.A2" office:value-type="string">
            <text:p text:style-name="P8"/>
          </table:table-cell>
          <table:table-cell table:style-name="Tietokohdekuvaus-Asukas.A2" office:value-type="string">
            <text:p text:style-name="Table_20_Contents"/>
          </table:table-cell>
          <table:table-cell table:style-name="Tietokohdekuvaus-Asukas.C2" office:value-type="string">
            <text:p text:style-name="Table_20_Contents"/>
          </table:table-cell>
        </table:table-row>
        <table:table-row>
          <table:table-cell table:style-name="Tietokohdekuvaus-Asukas.A2" office:value-type="string">
            <text:p text:style-name="P8"/>
          </table:table-cell>
          <table:table-cell table:style-name="Tietokohdekuvaus-Asukas.A2" office:value-type="string">
            <text:p text:style-name="Table_20_Contents"/>
          </table:table-cell>
          <table:table-cell table:style-name="Tietokohdekuvaus-Asukas.C2" office:value-type="string">
            <text:p text:style-name="Table_20_Contents"/>
          </table:table-cell>
        </table:table-row>
      </table:table>
      <text:p text:style-name="P3"/>
      <text:p text:style-name="P3"/>
      <text:p text:style-name="P3"><text:tab/><text:span text:style-name="T2">Resurssi</text:span></text:p>
      <table:table table:name="Tietokohde" table:style-name="Tietokohde">
        <table:table-column table:style-name="Tietokohde.A" table:number-columns-repeated="3"/>
        <table:table-row>
          <table:table-cell table:style-name="Tietokohde.A1" office:value-type="string">
            <text:p text:style-name="P9">Id</text:p>
          </table:table-cell>
          <table:table-cell table:style-name="Tietokohde.A1" office:value-type="string">
            <text:p text:style-name="P9">int</text:p>
          </table:table-cell>
          <table:table-cell table:style-name="Tietokohde.C1" office:value-type="string">
            <text:p text:style-name="P9">Mikä yhtion palveluista</text:p>
          </table:table-cell>
        </table:table-row>
        <table:table-row>
          <table:table-cell table:style-name="Tietokohde.A2" office:value-type="string">
            <text:p text:style-name="P9">Kalenteri</text:p>
          </table:table-cell>
          <table:table-cell table:style-name="Tietokohde.A2" office:value-type="string">
            <text:p text:style-name="Table_20_Contents"/>
          </table:table-cell>
          <table:table-cell table:style-name="Tietokohde.C2" office:value-type="string">
            <text:p text:style-name="Table_20_Contents"/>
          </table:table-cell>
        </table:table-row>
        <table:table-row>
          <table:table-cell table:style-name="Tietokohde.A2" office:value-type="string">
            <text:p text:style-name="P9">Yksikköhinta</text:p>
          </table:table-cell>
          <table:table-cell table:style-name="Tietokohde.A2" office:value-type="string">
            <text:p text:style-name="P9">Decimal</text:p>
          </table:table-cell>
          <table:table-cell table:style-name="Tietokohde.C2" office:value-type="string">
            <text:p text:style-name="P9">Varattavan yksikön hinta euroissa</text:p>
          </table:table-cell>
        </table:table-row>
        <table:table-row>
          <table:table-cell table:style-name="Tietokohde.A2" office:value-type="string">
            <text:p text:style-name="P9"/>
          </table:table-cell>
          <table:table-cell table:style-name="Tietokohde.A2" office:value-type="string">
            <text:p text:style-name="Table_20_Contents"/>
          </table:table-cell>
          <table:table-cell table:style-name="Tietokohde.C2" office:value-type="string">
            <text:p text:style-name="Table_20_Contents"/>
          </table:table-cell>
        </table:table-row>
        <table:table-row>
          <table:table-cell table:style-name="Tietokohde.A2" office:value-type="string">
            <text:p text:style-name="Table_20_Contents"/>
          </table:table-cell>
          <table:table-cell table:style-name="Tietokohde.A2" office:value-type="string">
            <text:p text:style-name="Table_20_Contents"/>
          </table:table-cell>
          <table:table-cell table:style-name="Tietokohde.C2" office:value-type="string">
            <text:p text:style-name="Table_20_Contents"/>
          </table:table-cell>
        </table:table-row>
        <table:table-row>
          <table:table-cell table:style-name="Tietokohde.A2" office:value-type="string">
            <text:p text:style-name="Table_20_Contents"/>
          </table:table-cell>
          <table:table-cell table:style-name="Tietokohde.A2" office:value-type="string">
            <text:p text:style-name="Table_20_Contents"/>
          </table:table-cell>
          <table:table-cell table:style-name="Tietokohde.C2" office:value-type="string">
            <text:p text:style-name="Table_20_Contents"/>
          </table:table-cell>
        </table:table-row>
        <table:table-row>
          <table:table-cell table:style-name="Tietokohde.A2" office:value-type="string">
            <text:p text:style-name="Table_20_Contents"/>
          </table:table-cell>
          <table:table-cell table:style-name="Tietokohde.A2" office:value-type="string">
            <text:p text:style-name="Table_20_Contents"/>
          </table:table-cell>
          <table:table-cell table:style-name="Tietokohde.C2" office:value-type="string">
            <text:p text:style-name="Table_20_Contents"/>
          </table:table-cell>
        </table:table-row>
        <table:table-row>
          <table:table-cell table:style-name="Tietokohde.A2" office:value-type="string">
            <text:p text:style-name="Table_20_Contents"/>
          </table:table-cell>
          <table:table-cell table:style-name="Tietokohde.A2" office:value-type="string">
            <text:p text:style-name="Table_20_Contents"/>
          </table:table-cell>
          <table:table-cell table:style-name="Tietokohde.C2" office:value-type="string">
            <text:p text:style-name="Table_20_Contents"/>
          </table:table-cell>
        </table:table-row>
      </table:table>
      <text:p text:style-name="P3"/>
      <text:p text:style-name="P3"><text:tab/><text:span text:style-name="T2">Varaus</text:span></text:p>
      <table:table table:name="Varaus" table:style-name="Varaus">
        <table:table-column table:style-name="Varaus.A" table:number-columns-repeated="3"/>
        <table:table-row>
          <table:table-cell table:style-name="Varaus.A1" office:value-type="string">
            <text:p text:style-name="P10">id</text:p>
          </table:table-cell>
          <table:table-cell table:style-name="Varaus.A1" office:value-type="string">
            <text:p text:style-name="P10">int</text:p>
          </table:table-cell>
          <table:table-cell table:style-name="Varaus.C1" office:value-type="string">
            <text:p text:style-name="P10">Yksilöi varauksen</text:p>
          </table:table-cell>
        </table:table-row>
        <table:table-row>
          <table:table-cell table:style-name="Varaus.A2" office:value-type="string">
            <text:p text:style-name="P9">tunnusluku</text:p>
          </table:table-cell>
          <table:table-cell table:style-name="Varaus.A2" office:value-type="string">
            <text:p text:style-name="P9">Int</text:p>
          </table:table-cell>
          <table:table-cell table:style-name="Varaus.C2" office:value-type="string">
            <text:p text:style-name="P9">Avaa oven tms. Ajan alettua</text:p>
          </table:table-cell>
        </table:table-row>
        <table:table-row>
          <table:table-cell table:style-name="Varaus.A2" office:value-type="string">
            <text:p text:style-name="P9">varausaika</text:p>
          </table:table-cell>
          <table:table-cell table:style-name="Varaus.A2" office:value-type="string">
            <text:p text:style-name="P9">date</text:p>
          </table:table-cell>
          <table:table-cell table:style-name="Varaus.C2" office:value-type="string">
            <text:p text:style-name="P9">Milloin varattu</text:p>
          </table:table-cell>
        </table:table-row>
        <table:table-row>
          <table:table-cell table:style-name="Varaus.A2" office:value-type="string">
            <text:p text:style-name="P9">Aika</text:p>
          </table:table-cell>
          <table:table-cell table:style-name="Varaus.A2" office:value-type="string">
            <text:p text:style-name="P9">Date </text:p>
          </table:table-cell>
          <table:table-cell table:style-name="Varaus.C2" office:value-type="string">
            <text:p text:style-name="P9">Aikaväli, jolloin resurssi on varattu</text:p>
          </table:table-cell>
        </table:table-row>
        <table:table-row>
          <table:table-cell table:style-name="Varaus.A2" office:value-type="string">
            <text:p text:style-name="P9">Peruutettu</text:p>
          </table:table-cell>
          <table:table-cell table:style-name="Varaus.A2" office:value-type="string">
            <text:p text:style-name="P9">Date</text:p>
          </table:table-cell>
          <table:table-cell table:style-name="Varaus.C2" office:value-type="string">
            <text:p text:style-name="P9">Milloin peruutettu</text:p>
          </table:table-cell>
        </table:table-row>
        <table:table-row>
          <table:table-cell table:style-name="Varaus.A2" office:value-type="string">
            <text:p text:style-name="P9">Peruuttaja</text:p>
          </table:table-cell>
          <table:table-cell table:style-name="Varaus.A2" office:value-type="string">
            <text:p text:style-name="P9">String 20</text:p>
          </table:table-cell>
          <table:table-cell table:style-name="Varaus.C2" office:value-type="string">
            <text:p text:style-name="P9">Kuka peruutti?</text:p>
          </table:table-cell>
        </table:table-row>
      </table:table>
      <text:p text:style-name="P3"><text:tab/></text:p>
      <text:p text:style-name="P3"/>
      <text:p text:style-name="P3"><text:tab/><text:span text:style-name="T2">Lasku</text:span></text:p>
      <table:table table:name="Lasku" table:style-name="Lasku">
        <table:table-column table:style-name="Lasku.A" table:number-columns-repeated="3"/>
        <text:soft-page-break/>
        <table:table-row>
          <table:table-cell table:style-name="Lasku.A1" office:value-type="string">
            <text:p text:style-name="P10">id</text:p>
          </table:table-cell>
          <table:table-cell table:style-name="Lasku.B1" office:value-type="string">
            <text:p text:style-name="P10">int</text:p>
          </table:table-cell>
          <table:table-cell table:style-name="Lasku.C1" office:value-type="string">
            <text:p text:style-name="P10">Laskun nro</text:p>
          </table:table-cell>
        </table:table-row>
        <table:table-row>
          <table:table-cell table:style-name="Lasku.A4" office:value-type="string">
            <text:p text:style-name="P10">Viitenumero</text:p>
          </table:table-cell>
          <table:table-cell table:style-name="Lasku.B4" office:value-type="string">
            <text:p text:style-name="Table_20_Contents"/>
          </table:table-cell>
          <table:table-cell table:style-name="Lasku.C4" office:value-type="string">
            <text:p text:style-name="Table_20_Contents"/>
          </table:table-cell>
        </table:table-row>
        <table:table-row>
          <table:table-cell table:style-name="Lasku.A4" office:value-type="string">
            <text:p text:style-name="P11">Käytetyt varaukset</text:p>
          </table:table-cell>
          <table:table-cell table:style-name="Lasku.B4" office:value-type="string">
            <text:p text:style-name="P11">int[]</text:p>
          </table:table-cell>
          <table:table-cell table:style-name="Lasku.C4" office:value-type="string">
            <text:p text:style-name="P11">Luettelo käyttöajoista</text:p>
          </table:table-cell>
        </table:table-row>
        <table:table-row>
          <table:table-cell table:style-name="Lasku.A4" office:value-type="string">
            <text:p text:style-name="Table_20_Contents"/>
          </table:table-cell>
          <table:table-cell table:style-name="Lasku.B4" office:value-type="string">
            <text:p text:style-name="Table_20_Contents"/>
          </table:table-cell>
          <table:table-cell table:style-name="Lasku.C4" office:value-type="string">
            <text:p text:style-name="Table_20_Contents"/>
          </table:table-cell>
        </table:table-row>
        <table:table-row>
          <table:table-cell table:style-name="Lasku.A5" office:value-type="string">
            <text:p text:style-name="Table_20_Contents"/>
          </table:table-cell>
          <table:table-cell table:style-name="Lasku.B5" office:value-type="string">
            <text:p text:style-name="Table_20_Contents"/>
          </table:table-cell>
          <table:table-cell table:style-name="Lasku.C5" office:value-type="string">
            <text:p text:style-name="Table_20_Contents"/>
          </table:table-cell>
        </table:table-row>
      </table:table>
      <text:p text:style-name="P3"><text:tab/></text:p>
      <text:p text:style-name="P3"><text:tab/><text:span text:style-name="T1">Maksutavoite</text:span></text:p>
      <table:table table:name="Maksutavoite" table:style-name="Maksutavoite">
        <table:table-column table:style-name="Maksutavoite.A" table:number-columns-repeated="3"/>
        <table:table-row>
          <table:table-cell table:style-name="Maksutavoite.A1" office:value-type="string">
            <text:p text:style-name="Table_20_Contents"/>
          </table:table-cell>
          <table:table-cell table:style-name="Maksutavoite.A1" office:value-type="string">
            <text:p text:style-name="Table_20_Contents"/>
          </table:table-cell>
          <table:table-cell table:style-name="Maksutavoite.C1" office:value-type="string">
            <text:p text:style-name="Table_20_Contents"/>
          </table:table-cell>
        </table:table-row>
        <table:table-row>
          <table:table-cell table:style-name="Maksutavoite.A2" office:value-type="string">
            <text:p text:style-name="Table_20_Contents"/>
          </table:table-cell>
          <table:table-cell table:style-name="Maksutavoite.A2" office:value-type="string">
            <text:p text:style-name="Table_20_Contents"/>
          </table:table-cell>
          <table:table-cell table:style-name="Maksutavoite.C2" office:value-type="string">
            <text:p text:style-name="Table_20_Contents"/>
          </table:table-cell>
        </table:table-row>
        <table:table-row>
          <table:table-cell table:style-name="Maksutavoite.A2" office:value-type="string">
            <text:p text:style-name="Table_20_Contents"/>
          </table:table-cell>
          <table:table-cell table:style-name="Maksutavoite.A2" office:value-type="string">
            <text:p text:style-name="Table_20_Contents"/>
          </table:table-cell>
          <table:table-cell table:style-name="Maksutavoite.C2" office:value-type="string">
            <text:p text:style-name="Table_20_Contents"/>
          </table:table-cell>
        </table:table-row>
      </table:table>
      <text:p text:style-name="P5"/>
      <text:p text:style-name="P6">Taloyhtiö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Nimi</text:p>
          </table:table-cell>
          <table:table-cell table:style-name="Table1.A1" office:value-type="string">
            <text:p text:style-name="P12">String max <text:span text:style-name="T3">40 </text:span>merkkiä</text:p>
          </table:table-cell>
          <table:table-cell table:style-name="Table1.C1" office:value-type="string">
            <text:p text:style-name="P12">Taloyhtiön nimi</text:p>
            <text:p text:style-name="P12"/>
          </table:table-cell>
        </table:table-row>
        <table:table-row>
          <table:table-cell table:style-name="Table1.A2" office:value-type="string">
            <text:p text:style-name="P13">Tilinumero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Huoneistojen määrä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2.60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2:09:24.882425753</meta:creation-date>
    <meta:editing-duration>PT23M9S</meta:editing-duration>
    <meta:editing-cycles>2</meta:editing-cycles>
    <meta:generator>LibreOffice/4.1.3.2$Linux_X86_64 LibreOffice_project/410m0$Build-2</meta:generator>
    <dc:date>2014-02-12T16:19:37.340510584</dc:date>
    <meta:document-statistic meta:table-count="6" meta:image-count="0" meta:object-count="0" meta:page-count="2" meta:paragraph-count="59" meta:word-count="94" meta:character-count="694" meta:non-whitespace-character-count="648"/>
  </office:meta>
</office:document-meta>
</file>